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ed4" officeooo:paragraph-rsid="001eded4"/>
    </style:style>
    <style:style style:name="P2" style:family="paragraph" style:parent-style-name="Standard">
      <style:text-properties officeooo:rsid="001f6165" officeooo:paragraph-rsid="001f61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4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s OpenDocument (LibreOffice)</text:p>
      <text:p text:style-name="P1"/>
      <text:p text:style-name="P2">Il faut que je me trouve un système pour classer mes documents</text:p>
      <text:p text:style-name="P2"/>
      <text:p text:style-name="P2">Piste : nom (devient nom.html pour Internet), propriété titre (devient titre Internet), propriétés personnalisées,… <text:span text:style-name="T2">(devient ce que l’on veut ;-)</text:span></text:p>
      <text:p text:style-name="P1"/>
      <text:p text:style-name="P1"><text:span text:style-name="T1">Propriétés</text:span>, nom, emplacement, styles,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rice Theytaz</meta:initial-creator>
    <meta:creation-date>2024-01-01T00:25:17.305939418</meta:creation-date>
    <meta:editing-cycles>3</meta:editing-cycles>
    <meta:editing-duration>PT5M37S</meta:editing-duration>
    <dc:title>Documents OpenDocument (LibreOffice)</dc:title>
    <dc:date>2024-01-01T00:30:55.103698447</dc:date>
    <dc:creator>Fabrice Theytaz</dc:creator>
    <meta:generator>LibreOffice/7.6.3.2$Linux_X86_64 LibreOffice_project/4fe86607b5ac922e55f140471fda9b60bdaa980d</meta:generator>
    <meta:document-statistic meta:table-count="0" meta:image-count="0" meta:object-count="0" meta:page-count="1" meta:paragraph-count="4" meta:word-count="39" meta:character-count="281" meta:non-whitespace-character-count="246"/>
  </office:meta>
</office:document-meta>
</file>